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1" svg:font-family="Arial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/>
      <style:text-properties fo:font-weight="bold"/>
    </style:style>
    <style:style style:name="P3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P4" style:family="paragraph" style:parent-style-name="OOoFooter">
      <style:paragraph-properties fo:text-align="end" style:justify-single-word="false"/>
    </style:style>
    <style:style style:name="P5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6" style:family="paragraph" style:parent-style-name="OOoTextBody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OOoTextBody">
      <style:text-properties fo:language="en" fo:country="US" fo:background-color="transparent"/>
    </style:style>
    <style:style style:name="P8" style:family="paragraph" style:parent-style-name="OOoTextBody">
      <style:text-properties style:font-name="Arial1" fo:font-size="16pt" fo:font-weight="bold"/>
    </style:style>
    <style:style style:name="P9" style:family="paragraph" style:parent-style-name="OOoTextBody">
      <style:text-properties fo:font-weight="bold"/>
    </style:style>
    <style:style style:name="P10" style:family="paragraph" style:parent-style-name="OOoTextBody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OOoTextBody" style:list-style-name="L2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OOoTextBody" style:list-style-name="L3"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OOoTextBody" style:list-style-name="L4"/>
    <style:style style:name="P14" style:family="paragraph" style:parent-style-name="OOoHeading_20_1" style:master-page-name="Standard">
      <style:paragraph-properties style:page-number="auto"/>
      <style:text-properties fo:font-weight="bold"/>
    </style:style>
    <style:style style:name="P15" style:family="paragraph" style:parent-style-name="OOo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OOo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fo:background-color="transparent"/>
    </style:style>
    <style:style style:name="T2" style:family="text">
      <style:text-properties fo:color="#0000ff"/>
    </style:style>
    <style:style style:name="T3" style:family="text">
      <style:text-properties fo:font-size="10pt" style:font-size-asian="10pt" style:font-size-complex="10pt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able of Contents1">
        <text:h text:style-name="P14" text:outline-level="1"><text:bookmark text:name="__RefHeading__151_1389380012"/>Introduction to Eeschema<text:bookmark-end text:name="__RefHeading__151_1389380012"/></text:h>
        <text:p text:style-name="P9"/>
        <text:p text:style-name="P9"/>
        <text:table-of-content text:style-name="Sect2" text:protected="true" text:name="Table of Contents2">
          <text:table-of-content-source text:outline-level="10" text:index-scope="chapter">
            <text:index-title-template text:style-name="OOoToCHead">Table of Contents</text:index-title-template>
            <text:table-of-content-entry-template text:outline-level="1" text:style-name="OOoContents_20_1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OOoContents_20_2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OOoContents_20_3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OOoContents_20_4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of Contents2_Head">
              <text:p text:style-name="OOoToCHead">Table of Contents</text:p>
            </text:index-title>
            <text:p text:style-name="P15"><text:a xlink:type="simple" xlink:href="#__RefHeading__151_1389380012" text:style-name="Internet_20_link" text:visited-style-name="Internet_20_link">1 - Introduction to Eeschema<text:tab/>1</text:a></text:p>
            <text:p text:style-name="P16"><text:a xlink:type="simple" xlink:href="#__RefHeading__27830_1255028942" text:style-name="Internet_20_link" text:visited-style-name="Internet_20_link">1.1 - Description<text:tab/>1</text:a></text:p>
            <text:p text:style-name="P16"><text:a xlink:type="simple" xlink:href="#__RefHeading__27832_1255028942" text:style-name="Internet_20_link" text:visited-style-name="Internet_20_link">1.2 - Technical overview<text:tab/>1</text:a></text:p>
          </text:index-body>
        </text:table-of-content>
        <text:p text:style-name="P8"/>
        <text:p text:style-name="OOoTextBody"><text:bookmark text:name="__RefHeading__27828_1255028942"/><text:bookmark-end text:name="__RefHeading__27828_1255028942"/></text:p>
      </text:section>
      <text:h text:style-name="OOoHeading_20_2" text:outline-level="2"><text:bookmark text:name="__RefHeading__27830_1255028942"/>Description<text:bookmark-end text:name="__RefHeading__27830_1255028942"/></text:h>
      <text:p text:style-name="P6"><text:span text:style-name="T1">Eeschema</text:span> is powerful schematic capture software distributed as part of KiCad and available under the <text:span text:style-name="T1">following </text:span>operating systems:</text:p>
      <text:list xml:id="list38424085" text:style-name="L1">
        <text:list-item>
          <text:p text:style-name="P10">Linux.</text:p>
        </text:list-item>
        <text:list-item>
          <text:p text:style-name="P10">Apple OS X (experimental).</text:p>
        </text:list-item>
        <text:list-item>
          <text:p text:style-name="P10">Windows <text:span text:style-name="T1">XP, Windows </text:span>2000, Windows 7.</text:p>
        </text:list-item>
      </text:list>
      <text:p text:style-name="P6">Regardless of the OS, all Eeschema files are 100% compatible from one OS to another.</text:p>
      <text:p text:style-name="P6">Eeschema is an integrated software where all functions of drawing, control, layout, library management and access to the PCB design software are carried out within Eeschema itself.</text:p>
      <text:p text:style-name="P6">Eeschema allows the use of hierarchical drawings using multi-sheets diagrams. Eeschema handles:</text:p>
      <text:list xml:id="list38422629" text:style-name="L2">
        <text:list-item>
          <text:p text:style-name="P11">Flat hierarchies.</text:p>
        </text:list-item>
        <text:list-item>
          <text:p text:style-name="P11">Simple hierarchies.</text:p>
        </text:list-item>
        <text:list-item>
          <text:p text:style-name="P11">Complex hierarchies.</text:p>
        </text:list-item>
      </text:list>
      <text:p text:style-name="P6">Eeschema is intended to work with printed circuit software such as PcbNew, for which it can provide the Netlist file, which describes the electrical connections of the PCB.</text:p>
      <text:p text:style-name="P6">Eeschema also integrates a component editor which allows the creation, editing, and visualization of components, as well as the handling of the symbol libraries (Import, export, addition and deletion of library components).</text:p>
      <text:p text:style-name="P6">Eeschema integrates the following additional but essential functions needed for modern schematic capture software:</text:p>
      <text:list xml:id="list38433676" text:style-name="L3">
        <text:list-item>
          <text:p text:style-name="P12">Design rules check (DRC) for the automatic control of incorrect connections and inputs of components left unconnected.</text:p>
        </text:list-item>
        <text:list-item>
          <text:p text:style-name="P12">Generation of layout files in POSTSCRIPT or HPGL format.</text:p>
        </text:list-item>
        <text:list-item>
          <text:p text:style-name="P12">Generation of layout files printable via local printer.</text:p>
        </text:list-item>
        <text:list-item>
          <text:p text:style-name="P12">Bill of Material generation.</text:p>
        </text:list-item>
        <text:list-item>
          <text:p text:style-name="P12">Netlist generation for PCB layout or for simulation.</text:p>
        </text:list-item>
      </text:list>
      <text:h text:style-name="OOoHeading_20_2" text:outline-level="2"><text:bookmark text:name="__RefHeading__27832_1255028942"/>Technical overview<text:bookmark-end text:name="__RefHeading__27832_1255028942"/></text:h>
      <text:p text:style-name="OOoTextBody">Eeschema is limited only by the available memory. There is thus no real limitation to the component count, number of component pins, connections, sheets. Eeschema allows simple or multi-sheet diagrams.</text:p>
      <text:p text:style-name="OOoTextBody"><text:soft-page-break/>In the case of multi sheets diagrams, the representation is hierarchical, and the access to each sheet is immediate.</text:p>
      <text:p text:style-name="OOoTextBody">Eeschema can use multi-sheet diagrams of this type:</text:p>
      <text:list xml:id="list38433153" text:style-name="L4">
        <text:list-item>
          <text:p text:style-name="P13">Simple hierarchies (each diagram is used only once).</text:p>
        </text:list-item>
        <text:list-item>
          <text:p text:style-name="P13">Complex hierarchies (some diagram is used more than once, multiple instances).</text:p>
        </text:list-item>
        <text:list-item>
          <text:p text:style-name="P13">Flat hierarchies (some diagrams not explicitly connected in a master diagram).</text:p>
        </text:list-item>
      </text:list>
      <text:p text:style-name="P7">The maximum size of the drawings is always adjustable from A4 format to A0 or from A to E format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1" svg:font-family="Arial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fo:orphans="0" fo:widows="0" fo:text-indent="0cm" style:auto-text-indent="false" style:page-number="auto"/>
      <style:text-properties style:font-name="Liberation Sans" fo:font-size="10.3000001907349pt" fo:language="en" fo:country="US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.3000001907349pt"/>
    </style:style>
    <style:style style:name="Heading" style:family="paragraph" style:parent-style-name="Standard" style:next-style-name="OOoTextBody" style:class="text" style:master-page-name="">
      <style:paragraph-properties fo:margin-top="0.423cm" fo:margin-bottom="0.212cm" style:page-number="auto" fo:keep-with-next="always"/>
      <style:text-properties fo:color="#000080" style:font-name="Bitstream Vera Sans" fo:font-size="12pt" fo:font-weight="bold" style:font-name-asian="HG Mincho Light J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Standard" style:next-style-name="Standard" style:class="text" style:master-page-name="">
      <style:paragraph-properties fo:margin-left="1cm" fo:margin-right="0cm" fo:margin-top="0.199cm" fo:margin-bottom="0.199cm" fo:text-align="justify" style:justify-single-word="false" fo:text-indent="0cm" style:auto-text-indent="false" style:page-number="auto"/>
      <style:text-properties fo:color="#008000"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47ff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fo:font-size="10.3000001907349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OOoToCHead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next-style-name="OOoContents_20_1" style:auto-update="true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/>
      <style:text-properties fo:font-size="6pt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3cm" fo:margin-right="0cm" fo:margin-top="0.199cm" fo:margin-bottom="0.199cm" fo:text-indent="-1.251cm" style:auto-text-indent="false" style:page-number="auto" fo:keep-with-next="always">
        <style:tab-stops/>
      </style:paragraph-properties>
      <style:text-properties fo:color="#0000ff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1" style:family="paragraph" style:parent-style-name="Standard" style:class="text" style:master-page-name="">
      <style:paragraph-properties fo:margin-left="0.026cm" fo:margin-right="0cm" fo:margin-top="0.4cm" fo:margin-bottom="0.199cm" fo:text-align="start" style:justify-single-word="false" fo:text-indent="0cm" style:auto-text-indent="false" style:page-number="auto"/>
      <style:text-properties style:font-name="Albany AMT" fo:font-size="14pt" fo:font-weight="bold"/>
    </style:style>
    <style:style style:name="H2" style:family="paragraph" style:parent-style-name="Standard" style:class="text">
      <style:paragraph-properties fo:margin-top="0.101cm" fo:margin-bottom="0.199cm" fo:text-align="end" style:justify-single-word="false"/>
      <style:text-properties fo:font-weight="bold"/>
    </style:style>
    <style:style style:name="OOoTextBody" style:family="paragraph" style:parent-style-name="Standard" style:master-page-name="">
      <style:paragraph-properties fo:margin-left="0cm" fo:margin-right="0cm" fo:margin-top="0cm" fo:margin-bottom="0.212cm" fo:orphans="2" fo:widows="2" fo:text-indent="0cm" style:auto-text-indent="false" style:page-number="auto">
        <style:tab-stops/>
      </style:paragraph-properties>
      <style:text-properties style:font-name="Liberation Sans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/>
      <style:text-properties fo:color="#18a303" fo:font-size="12pt" fo:font-style="italic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fo:text-align="start" style:justify-single-word="false"/>
      <style:text-properties fo:color="#000000" style:font-name="Liberation Sans1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fo:text-align="center" style:justify-single-word="false"/>
      <style:text-properties fo:color="#18a303" style:font-name="Liberation Sans1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"/>
    </style:style>
    <style:style style:name="OOoToCHead" style:family="paragraph" style:parent-style-name="OOoHeading" style:next-style-name="OOoTextBody">
      <style:paragraph-properties fo:margin-top="0cm" fo:margin-bottom="0.21cm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2" fo:font-size="10pt" fo:font-style="italic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cm" fo:margin-bottom="0cm" fo:text-align="center" style:justify-single-word="false"/>
      <style:text-properties style:font-name="Liberation Sans3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fo:text-indent="0cm" style:auto-text-indent="false" style:page-number="auto"/>
      <style:text-properties style:font-name="Liberation Sans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fo:text-indent="0cm" style:auto-text-indent="false" style:page-number="auto" fo:keep-with-next="always"/>
      <style:text-properties style:font-name="Liberation Sans2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fo:text-indent="0cm" style:auto-text-indent="false" style:page-number="auto" fo:background-color="#e6e6e6">
        <style:background-image/>
      </style:paragraph-properties>
      <style:text-properties fo:color="#000000" style:font-name="Liberation Sans1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fo:text-indent="0cm" style:auto-text-indent="false"/>
      <style:text-properties style:font-name="Liberation Sans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20_1_5f_TextBody" style:display-name="OOoList 1_TextBody" style:family="paragraph" style:parent-style-name="OOoList" style:list-style-name="">
      <style:paragraph-properties fo:margin-left="1.27cm" fo:margin-right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fo:text-align="start" style:justify-single-word="false" style:page-number="auto" fo:keep-with-next="auto"/>
      <style:text-properties style:font-name="Liberation Sans2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fo:text-indent="0cm" style:auto-text-indent="false" style:page-number="auto"/>
      <style:text-properties style:font-name="Liberation Mono" fo:language="zxx" fo:country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" fo:font-size="90%" fo:language="en" fo:country="US"/>
    </style:style>
    <style:style style:name="OOoNewChapter" style:family="paragraph" style:parent-style-name="OOoTextBody">
      <style:paragraph-properties fo:margin-top="0cm" fo:margin-bottom="0.106cm" fo:text-align="center" style:justify-single-word="false"/>
      <style:text-properties style:font-name="Liberation Sans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fo:text-align="center" style:justify-single-word="false" style:page-number="auto" fo:keep-with-next="auto"/>
      <style:text-properties style:font-name="Liberation Sans"/>
    </style:style>
    <style:style style:name="OOoHeading_20_4" style:display-name="OOoHeading 4" style:family="paragraph" style:parent-style-name="OOoHeading" style:next-style-name="OOoTextBody" style:default-outline-level="4">
      <style:paragraph-properties fo:margin-top="0.318cm" fo:margin-bottom="0cm" fo:padding="0cm" fo:border="none" style:shadow="none"/>
      <style:text-properties fo:color="#18a303" fo:font-size="80%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fo:text-indent="0cm" style:auto-text-indent="false" style:page-number="auto" fo:keep-with-next="always"/>
      <style:text-properties fo:color="#000000" style:font-name="Liberation Sans3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fo:text-indent="0cm" style:auto-text-indent="false"/>
      <style:text-properties style:font-name="Liberation Sans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fo:text-indent="0cm" style:auto-text-indent="false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2" fo:font-size="18pt" fo:font-style="italic"/>
    </style:style>
    <style:style style:name="OOoHeading" style:family="paragraph" style:parent-style-name="Standard" style:master-page-name="">
      <style:paragraph-properties fo:margin-left="0cm" fo:margin-right="0cm" fo:text-indent="0cm" style:auto-text-indent="false" style:page-number="auto" style:shadow="none" fo:keep-with-next="always"/>
      <style:text-properties fo:color="#000080" style:font-name="Liberation Sans3" fo:font-size="140%" fo:font-weight="bold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"/>
    </style:style>
    <style:style style:name="OOoContents_20_1" style:display-name="OOoContents 1" style:family="paragraph" style:parent-style-name="OOoContents">
      <style:paragraph-properties fo:margin-top="0.199cm" fo:margin-bottom="0cm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fo:text-indent="0cm" style:auto-text-indent="false" style:shadow="none"/>
    </style:style>
    <style:style style:name="OOoCopyrightPage" style:family="paragraph" style:parent-style-name="OOoHeading" style:next-style-name="OOoTextBody">
      <style:paragraph-properties fo:margin-top="0.499cm" fo:margin-bottom="0.21cm" style:shadow="none"/>
      <style:text-properties fo:color="#18a303" style:font-name="Liberation Sans3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Figure" style:family="paragraph" style:parent-style-name="Caption">
      <style:paragraph-properties fo:margin-top="0cm" fo:margin-bottom="0.106cm"/>
      <style:text-properties fo:font-size="14pt" style:font-weight-asian="normal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size="10.3000001907349pt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weight="bold"/>
    </style:style>
    <style:style style:name="OOoTableText_28_Caption_29_" style:display-name="OOoTableText(Caption)" style:family="paragraph">
      <style:text-properties style:font-name="Liberation Sans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fo:margin-top="0cm" fo:margin-bottom="0.21cm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CoverNotice" style:family="paragraph" style:parent-style-name="OOoTextBody">
      <style:paragraph-properties fo:margin-left="2cm" fo:margin-right="0cm" fo:margin-top="1cm" fo:margin-bottom="0.21cm" fo:text-indent="0cm" style:auto-text-indent="false" style:border-line-width="0.035cm 0.035cm 0.035cm" fo:padding="0.25cm" fo:border="0.99pt double #000000" style:shadow="#808080 0.18cm 0.18cm"/>
      <style:text-properties fo:font-size="12pt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page-number="auto"/>
      <style:text-properties style:font-name="Liberation Sans3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ans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Liberation Sans" fo:font-size="12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4586" style:font-name="Liberation Sans2" fo:language="zxx" fo:country="none" fo:font-style="italic" style:text-underline-style="none"/>
    </style:style>
    <style:style style:name="Visited_20_Internet_20_Link" style:display-name="Visited Internet Link" style:family="text">
      <style:text-properties fo:color="#800000" style:font-name="Liberation Sans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>
      <style:text-properties style:font-name="DejaVu Serif"/>
    </style:style>
    <style:style style:name="Endnote_20_Symbol" style:display-name="Endnote Symbol" style:family="text"/>
    <style:style style:name="Page_20_Number" style:display-name="Page Number" style:family="text">
      <style:text-properties style:font-name="Liberation Sans"/>
    </style:style>
    <style:style style:name="WW-Police_20_par_20_défaut" style:display-name="WW-Police par défaut" style:family="text"/>
    <style:style style:name="OOoChapterNumber" style:family="text">
      <style:text-properties fo:color="#000000" style:font-name="Liberation Sans1" fo:font-size="34pt" fo:font-style="italic" fo:font-weight="normal" style:font-size-asian="48pt" style:font-size-complex="48pt"/>
    </style:style>
    <style:style style:name="OOoDefault" style:family="text">
      <style:text-properties style:font-name="Liberation Sans" fo:language="en" fo:country="US" style:letter-kerning="true"/>
    </style:style>
    <style:style style:name="OOoMenuPath" style:family="text" style:parent-style-name="OOoDefault">
      <style:text-properties style:font-name="Liberation Sans3" fo:language="en" fo:country="US" fo:font-weight="bold" style:letter-kerning="true"/>
    </style:style>
    <style:style style:name="OOoStrongEmphasis" style:family="text" style:parent-style-name="OOoDefault">
      <style:text-properties style:font-name="Liberation Sans3" fo:font-weight="bold" style:letter-kerning="true"/>
    </style:style>
    <style:style style:name="OOoComputerCode" style:family="text" style:parent-style-name="OOoDefault">
      <style:text-properties style:font-name="Liberation Mono" fo:font-size="11pt" fo:language="zxx" fo:country="none" fo:font-weight="bold"/>
    </style:style>
    <style:style style:name="Footnote_20_anchor" style:display-name="Footnote anchor" style:family="text">
      <style:text-properties style:text-position="super 80%" style:font-name="DejaVu Serif"/>
    </style:style>
    <style:style style:name="OOoEmphasis" style:family="text" style:parent-style-name="OOoDefault">
      <style:text-properties style:font-name="Liberation Sans2" fo:font-style="italic"/>
    </style:style>
    <style:style style:name="OOoKeystroke" style:family="text" style:parent-style-name="OOoDefault">
      <style:text-properties style:font-name="Liberation Sans2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weight="bold" style:letter-kerning="true"/>
    </style:style>
    <style:style style:name="_5f_OOoComputerBase" style:display-name="_OOoComputerBase" style:family="text" style:parent-style-name="OOoComputerCode">
      <style:text-properties style:font-name="Liberation Mono2" fo:font-size="10pt" fo:font-weight="normal" fo:background-color="transparent" style:font-weight-asian="normal"/>
    </style:style>
    <style:style style:name="_5f_OOoComputerComment" style:display-name="_OOoComputerComment" style:family="text" style:parent-style-name="_5f_OOoComputerBase">
      <style:text-properties fo:color="#000000" style:font-name="Liberation Mono2" style:font-weight-asian="normal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 style:font-name="Liberation Mono1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Main_20_index_20_entry" style:display-name="Main index entry" style:family="text">
      <style:text-properties style:font-name="DejaVu Serif1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/>
    </style:style>
    <style:style style:name="Strong_20_Emphasis" style:display-name="Strong Emphasis" style:family="text">
      <style:text-properties style:font-name="Liberation Sans3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" style:text-underline-style="dotted" style:text-underline-width="auto" style:text-underline-color="font-color"/>
    </style:style>
    <style:style style:name="Definition" style:family="text">
      <style:text-properties style:font-name="Liberation Sans"/>
    </style:style>
    <style:style style:name="Caption_20_characters" style:display-name="Caption characters" style:family="text">
      <style:text-properties style:font-name="Liberation Sans"/>
    </style:style>
    <style:style style:name="LibOUiItem" style:family="text">
      <style:text-properties style:font-name="Liberation Sans" fo:font-size="11pt" fo:language="en" fo:country="US" fo:font-weight="bold" style:font-weight-asian="bold" style:font-weight-complex="bold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>
        <style:background-image/>
        <style:columns fo:column-count="1" fo:column-gap="0cm"/>
      </style:graphic-properties>
    </style:style>
    <text:outline-style style:name="Outline">
      <text:outline-level-style text:level="1" style:num-suffix=" - " style:num-format="1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4">
        <style:list-level-properties/>
      </text:outline-level-style>
      <text:outline-level-style text:level="5" style:num-suffix=" - " style:num-format="1" text:display-levels="5">
        <style:list-level-properties/>
      </text:outline-level-style>
      <text:outline-level-style text:level="6" style:num-suffix=" - " style:num-format="1" text:display-levels="6">
        <style:list-level-properties/>
      </text:outline-level-style>
      <text:outline-level-style text:level="7" style:num-suffix=" - " style:num-format="1" text:display-levels="7">
        <style:list-level-properties/>
      </text:outline-level-style>
      <text:outline-level-style text:level="8" style:num-suffix=" - " style:num-format="1" text:display-levels="8">
        <style:list-level-properties/>
      </text:outline-level-style>
      <text:outline-level-style text:level="9" style:num-suffix=" - " style:num-format="1" text:display-levels="9">
        <style:list-level-properties/>
      </text:outline-level-style>
      <text:outline-level-style text:level="10" style:num-suffix=" - " style:num-format="1" text:display-levels="10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/>
      <style:text-properties fo:font-weight="bold"/>
    </style:style>
    <style:style style:name="MP2" style:family="paragraph" style:parent-style-name="Text_20_body">
      <style:paragraph-properties fo:margin-top="0cm" fo:margin-bottom="0cm"/>
    </style:style>
    <style:style style:name="MP3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MP4" style:family="paragraph" style:parent-style-name="OOoFooter">
      <style:paragraph-properties fo:text-align="end" style:justify-single-word="false"/>
    </style:style>
    <style:style style:name="MP5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background-color="transparent"/>
    </style:style>
    <style:style style:name="MT2" style:family="text">
      <style:text-properties fo:color="#0000ff"/>
    </style:style>
    <style:style style:name="MT3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3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.21cm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8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>
      <style:header>
        <text:p text:style-name="MP1"><text:span text:style-name="MT1">Eeschema</text:span>: Presentation</text:p>
        <text:p text:style-name="Text_20_body"/>
      </style:header>
      <style:footer>
        <text:p text:style-name="MP2"><text:span text:style-name="MT2">Presentation Page 1 -</text:span> <text:page-number text:select-page="current"/></text:p>
      </style:footer>
    </style:master-page>
    <style:master-page style:name="Endnote" style:page-layout-name="Mpm3"/>
    <style:master-page style:name="OOoPageStyle" style:page-layout-name="Mpm4">
      <style:footer>
        <text:p text:style-name="MP3"><text:chapter text:display="name" text:outline-level="1"/><text:tab/><text:page-number text:select-page="current"/></text:p>
      </style:footer>
      <style:footer-left>
        <text:p text:style-name="OOoFooter"><text:page-number text:select-page="current"/><text:tab/><text:title>Eeschema, chap1: Presentation</text:title></text:p>
      </style:footer-left>
    </style:master-page>
    <style:master-page style:name="OOoFirstPage" style:page-layout-name="Mpm5" style:next-style-name="OOoCopyright"/>
    <style:master-page style:name="OOoCopyright" style:page-layout-name="Mpm6" style:next-style-name="OOoFrontMatter">
      <style:footer>
        <text:p text:style-name="MP4"><text:span text:style-name="MT3">Documentation for LibreOffice is available at </text:span><text:a xlink:type="simple" xlink:href="http://www.libreoffice.org/"><text:span text:style-name="Internet_20_link"><text:span text:style-name="MT3">www.libreoffice.org</text:span></text:span></text:a></text:p>
      </style:footer>
    </style:master-page>
    <style:master-page style:name="OOoFrontMatter" style:page-layout-name="Mpm7">
      <style:footer>
        <text:p text:style-name="OOoFooter"><text:title>Eeschema, chap1: Presentation</text:title><text:tab/><text:page-number text:select-page="current"/></text:p>
      </style:footer>
      <style:footer-left>
        <text:p text:style-name="OOoFooter"><text:page-number text:select-page="current"/><text:tab/><text:title>Eeschema, chap1: Presentation</text:title></text:p>
      </style:footer-left>
    </style:master-page>
    <style:master-page style:name="OOoOneColumn" style:page-layout-name="Mpm8">
      <style:footer>
        <text:p text:style-name="MP5"><text:title>Eeschema, chap1: Presentation</text:title><text:tab/><text:chapter text:display="name" text:outline-level="1"/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dc:title>Eeschema, chap1: Presentation</dc:title>
    <meta:initial-creator>IUT</meta:initial-creator>
    <meta:creation-date>1996-01-27T13:47:00</meta:creation-date>
    <dc:date>2011-11-28T18:30:08.90</dc:date>
    <dc:language>fr-FR</dc:language>
    <meta:editing-cycles>27</meta:editing-cycles>
    <meta:editing-duration>PT44M44S</meta:editing-duration>
    <meta:document-statistic meta:table-count="0" meta:image-count="0" meta:object-count="0" meta:page-count="2" meta:paragraph-count="40" meta:word-count="385" meta:character-count="2517" meta:non-whitespace-character-count="2170"/>
    <meta:user-defined meta:name="Info 1"/>
    <meta:user-defined meta:name="Info 2"/>
    <meta:user-defined meta:name="Info 3"/>
    <meta:user-defined meta:name="Info 4"/>
    <meta:template xlink:type="simple" xlink:actuate="onRequest" xlink:title="kicad_manual_template" xlink:href="../../../.libreoffice/3/user/template/kicad_manual_template.ott" meta:date="2011-09-27T14:34:38"/>
  </office:meta>
</office:document-meta>
</file>